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T1" style:family="text">
      <style:text-properties fo:color="#000000" style:font-name="Google Sans Text1" fo:font-weight="normal" style:font-weight-asian="normal" style:font-weight-complex="normal"/>
    </style:style>
    <style:style style:name="T2" style:family="text">
      <style:text-properties style:font-name="Google Sans Text1" fo:font-size="24pt" fo:font-weight="normal" style:font-size-asian="24pt" style:font-weight-asian="normal" style:font-size-complex="2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Strong_20_Emphasis"><text:span text:style-name="T2">Mein Ding</text:span></text:span></text:h>
      <text:p text:style-name="P1"><text:span text:style-name="Strong_20_Emphasis"><text:span text:style-name="T1">das ist heftig...<text:line-break/>Fake Friends so lästig...<text:line-break/>Junkies lösen ihren Frust mit Löffeln auf </text:span></text:span></text:p>
      <text:p text:style-name="P1"><text:span text:style-name="Strong_20_Emphasis"><text:span text:style-name="T1">Nesquik</text:span></text:span></text:p>
      <text:p text:style-name="P1"><text:span text:style-name="Strong_20_Emphasis"><text:span text:style-name="T1">– echt sick...</text:span></text:span></text:p>
      <text:p text:style-name="P1"><text:span text:style-name="Strong_20_Emphasis"><text:span text:style-name="T1"><text:s/>Verdrehter Shit, wie ein Backflip.<text:line-break/></text:span></text:span></text:p>
      <text:p text:style-name="P1"><text:span text:style-name="Strong_20_Emphasis"><text:span text:style-name="T1">Formatiere meine Ziele neu wie mit ‘nem Rechtsklick </text:span></text:span></text:p>
      <text:p text:style-name="P1"><text:span text:style-name="Strong_20_Emphasis"><text:span text:style-name="T1">– mächtig!<text:line-break/>Auserwählter wie bei Matrix...<text:line-break/>Weiche Kugeln aus, bis ich die Feinde aus dem Netz kick’ </text:span></text:span></text:p>
      <text:p text:style-name="P1"><text:span text:style-name="Strong_20_Emphasis"><text:span text:style-name="T1">– lässig...<text:line-break/>Eindringlich wie Azid.<text:line-break/></text:span></text:span></text:p>
      <text:p text:style-name="P1"><text:span text:style-name="Strong_20_Emphasis"><text:span text:style-name="T1">Meine Rhymes machen Leute sprachlos wie im </text:span></text:span></text:p>
      <text:p text:style-name="P1"><text:span text:style-name="Strong_20_Emphasis"><text:span text:style-name="T1">Slapstick...<text:line-break/></text:span></text:span></text:p>
      <text:p text:style-name="P1"><text:span text:style-name="Strong_20_Emphasis"><text:span text:style-name="T1">Fetz den Raps-Shit...<text:line-break/>Kräftig, fest mit wendigen Tricks.<text:line-break/>Hack’ mich in die Köpfe jener, die imstande sind,<text:line-break/>Meinen Versen zu folgen. Vernetz’ mich...<text:line-break/></text:span></text:span></text:p>
      <text:p text:style-name="P1"><text:span text:style-name="Strong_20_Emphasis"><text:span text:style-name="T1">Gänzlich<text:line-break/>Mit schlagkräftigen Texten,</text:span></text:span></text:p>
      <text:p text:style-name="P1"><text:span text:style-name="Strong_20_Emphasis"><text:span text:style-name="T1"><text:s/>bin connected...<text:line-break/></text:span></text:span></text:p>
      <text:p text:style-name="P1"><text:span text:style-name="Strong_20_Emphasis"><text:span text:style-name="T1">Und zerstöre jede Blacklist, auf der steht,<text:line-break/>Was alles nicht geht, sie mich letztendlich<text:line-break/>Begrenzen in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meinem Denken.<text:line-break/>Werf’ sie weg. Ich </text:span></text:span></text:p>
      <text:p text:style-name="P1"><text:span text:style-name="Strong_20_Emphasis"><text:span text:style-name="T1">hau’ drauf<text:line-break/>Mit Vorschlaghammer-artigen Texten,<text:line-break/>Zermalme sie zu Staub.<text:line-break/>Bau’ meine Tracks im Labor auf,<text:line-break/>Setze Akzente, wie’s mir gefällt.<text:line-break/>Brauch’<text:line-break/></text:span></text:span></text:p>
      <text:p text:style-name="P1"><text:span text:style-name="Strong_20_Emphasis"><text:span text:style-name="T1">In meiner Welt keine Finger-hebenden Spinner.<text:line-break/>Bin der Überbringer meiner eigenen Geschichte,<text:line-break/>Berichte von mehr als nur alltäglichen Dingern.<text:line-break/></text:span></text:span><text:soft-page-break/><text:span text:style-name="Strong_20_Emphasis"><text:span text:style-name="T1">Ich weiß,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dass ich noch lange weiter schreib’.<text:line-break/>Notwendig für mich, weil ich den Scheiß<text:line-break/>Der heutigen Zeit<text:line-break/>Ohne meine Zeilen aus Herzblut und Schweiß<text:line-break/>Ansonsten keinesfalls begreif’.<text:line-break/></text:span></text:span></text:p>
      <text:p text:style-name="P1"><text:span text:style-name="Strong_20_Emphasis"><text:span text:style-name="T1">Ja, das hier ist Grundeinstellung!<text:line-break/></text:span></text:span></text:p>
      <text:p text:style-name="P1"><text:span text:style-name="Strong_20_Emphasis"><text:span text:style-name="T1">Damit ich auf die Welt hier klarkomm’!<text:line-break/>Mit allem, was in Rap-Kunst steckt, drum<text:line-break/></text:span></text:span></text:p>
      <text:p text:style-name="P1"><text:span text:style-name="Strong_20_Emphasis"><text:span text:style-name="T1">Verpack’ ich Sound, Style und Rhymes<text:line-break/>Untrennbar vereint.<text:line-break/></text:span></text:span></text:p>
      <text:p text:style-name="P1"><text:span text:style-name="Strong_20_Emphasis"><text:span text:style-name="T1">24/7 werd’ ich angetrieben...<text:line-break/>Zack-Zack wie ‘ne Maschine<text:line-break/>Auf den Takt fühl’ mich wie Watte betrieben.<text:line-break/>Wach geblieben...<text:line-break/>Nächte lang verpackt, zum Takt geschrieben.<text:line-break/>Bin niemals perfekt, jedoch Respekt verdienend...<text:line-break/></text:span></text:span></text:p>
      <text:p text:style-name="P1"><text:span text:style-name="Strong_20_Emphasis"><text:span text:style-name="T1">Charaktere um mich rum so ausdruckslos wie glattgerieben...<text:line-break/>Ziehe klare Kante vor, nicht jeder hat Prinzipien.<text:line-break/>Leben lang zu heuchlerischen Spielen den Kontakt gemieden...<text:line-break/></text:span></text:span></text:p>
      <text:p text:style-name="P1"><text:span text:style-name="Strong_20_Emphasis"><text:span text:style-name="T1">Verse auf der Hand liegend wie Kartenspiele.<text:line-break/>Tyson-Rap.<text:line-break/></text:span></text:span></text:p>
      <text:p text:style-name="P1"><text:span text:style-name="Strong_20_Emphasis"><text:span text:style-name="T1">Meine Texte gehen rein wie Hakenhiebe.</text:span></text:span></text:p>
      <text:p text:style-name="P1"><text:span text:style-name="Strong_20_Emphasis"><text:span text:style-name="T1">Biege diese Sprache so wie nach Belieben.<text:line-break/>Was nach diesem wahnsinnigen Album folgt,<text:line-break/>Wird letztendlich danach entschieden...<text:line-break/></text:span></text:span></text:p>
      <text:p text:style-name="P1"><text:span text:style-name="Strong_20_Emphasis"><text:span text:style-name="T1">Vielleicht hat dieser Track deepe Lines,<text:line-break/>Doch tiefe, intensive Triebe für das Ausdrücken </text:span></text:span></text:p>
      <text:p text:style-name="P1"><text:span text:style-name="Strong_20_Emphasis"><text:span text:style-name="T1">komplexer Stile...<text:line-break/></text:span></text:span></text:p>
      <text:p text:style-name="P1"><text:span text:style-name="Strong_20_Emphasis"><text:span text:style-name="T1">Mehrsilbige, gut platzierte Rhymes wie diese<text:line-break/>Greifen ineinander so wie gut geschmierte </text:span></text:span></text:p>
      <text:p text:style-name="P1"><text:span text:style-name="Strong_20_Emphasis"><text:span text:style-name="T1">Zahngetriebe...<text:line-break/></text:span></text:span></text:p>
      <text:p text:style-name="P1"><text:span text:style-name="Strong_20_Emphasis"><text:span text:style-name="T1">Wendungen sind Instrumente für stabile Spannung </text:span></text:span></text:p>
      <text:p text:style-name="P1"><text:span text:style-name="Strong_20_Emphasis"><text:span text:style-name="T1">dieser Handlung Gegen </text:span></text:span></text:p>
      <text:p text:style-name="P1"><text:soft-page-break/><text:span text:style-name="Strong_20_Emphasis"><text:span text:style-name="T1">Aufmerksamkeitsdefizite...<text:line-break/></text:span></text:span></text:p>
      <text:p text:style-name="P1"><text:span text:style-name="Strong_20_Emphasis"><text:span text:style-name="T1">Attentat! </text:span></text:span></text:p>
      <text:p text:style-name="P1"><text:span text:style-name="Strong_20_Emphasis"><text:span text:style-name="T1">Tatort wird jetzt abgeriegelt.<text:line-break/>Warte kurz, muss noch schnell die Endung auf den Takt verschieben.<text:line-break/></text:span></text:span></text:p>
      <text:p text:style-name="P1"><text:span text:style-name="Strong_20_Emphasis"><text:span text:style-name="T1">Re-Rhyme.<text:line-break/></text:span></text:span></text:p>
      <text:p text:style-name="P1"><text:span text:style-name="Strong_20_Emphasis"><text:span text:style-name="T1">Legendärer Part, riesiger, hart fließender Flow. </text:span></text:span></text:p>
      <text:p text:style-name="P1"><text:span text:style-name="Strong_20_Emphasis"><text:span text:style-name="T1">Spitte...<text:line-break/>Wie ein geradliniger, scharfschießender Pro.<text:line-break/>Folge meiner wahnsinnigen, darbietenden Show.<text:line-break/>Aussprache gewagt, so wie im Park dealen mit Dope...<text:line-break/></text:span></text:span></text:p>
      <text:p text:style-name="P1"><text:span text:style-name="Strong_20_Emphasis"><text:span text:style-name="T1">Meine Bars so </text:span></text:span></text:p>
      <text:p text:style-name="P1"><text:span text:style-name="Strong_20_Emphasis"><text:span text:style-name="T1">angesagt wie cannabinoider Smoke...<text:line-break/>Zuhörer genießen das beachtliche Niveau.<text:line-break/></text:span></text:span></text:p>
      <text:p text:style-name="P1"><text:span text:style-name="Strong_20_Emphasis"><text:span text:style-name="T1">Reime hart getrieben wie ‘ne<text:line-break/>Nackt knieende,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suckliebende, ständig auf den<text:line-break/>Sack schielende...<text:line-break/></text:span></text:span></text:p>
      <text:p text:style-name="P1"><text:span text:style-name="Strong_20_Emphasis"><text:span text:style-name="T1">Ja, das hier ist Grundeinstellung!<text:line-break/></text:span></text:span></text:p>
      <text:p text:style-name="P1"><text:span text:style-name="Strong_20_Emphasis"><text:span text:style-name="T1">Damit ich auf die Welt hier klarkomm.<text:line-break/></text:span></text:span></text:p>
      <text:p text:style-name="P1"><text:span text:style-name="Strong_20_Emphasis"><text:span text:style-name="T1">Mit allem, was in Rap-Kunst steckt, drum<text:line-break/></text:span></text:span></text:p>
      <text:p text:style-name="P1"><text:span text:style-name="Strong_20_Emphasis"><text:span text:style-name="T1">Verpack’ Sound, Style und Rhymes<text:line-break/>Untrennbar vereint.<text:line-break/></text:span></text:span></text:p>
      <text:p text:style-name="P1"><text:span text:style-name="Strong_20_Emphasis"><text:span text:style-name="T1">Kein Grund für </text:span></text:span></text:p>
      <text:p text:style-name="P1"><text:span text:style-name="Strong_20_Emphasis"><text:span text:style-name="T1">Hahnenkampf und Hasstiraden...<text:line-break/>Es spielt auch keine Rolle für mich, was sie sagen.<text:line-break/>Lass’ sie sich fragen, was grade passiert,<text:line-break/>Was ich hier...<text:line-break/></text:span></text:span></text:p>
      <text:p text:style-name="P1"><text:span text:style-name="Strong_20_Emphasis"><text:span text:style-name="T1">Ohne Rückblick und Rücksicht auf Meinung anderer mit<text:line-break/>Lyrischer Rhythmik balanciere.<text:line-break/>Keine Gewichtung dafür,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wer gewinnt.<text:line-break/></text:span></text:span><text:soft-page-break/><text:span text:style-name="Strong_20_Emphasis"><text:span text:style-name="T1">Fakt ist: Ich mach’ mein Ding.<text:line-break/>In diesem Sinn: Haut rein.<text:line-break/>Ach ja, stimmt...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Eins noch...<text:line-break/></text:span></text:span></text:p>
      <text:p text:style-name="P1"><text:span text:style-name="Strong_20_Emphasis"><text:span text:style-name="T1">Für mich macht das, was ihr tut und sagt,<text:line-break/>Alles keinen Sinn...<text:line-break/>Dieser Shit, den ihr von euch gebt, bin<text:line-break/>Und bleibe für eure Meinungen ganz einfach taub und blind.<text:line-break/>Feel the Beat, hör, wie er klingt...<text:line-break/>Nimm ihn auf und fühl, wie er schwingt...<text:line-break/></text:span></text:span></text:p>
      <text:p text:style-name="P1"><text:span text:style-name="Strong_20_Emphasis"><text:span text:style-name="T1">Tief in mir drin weiß ich genau:<text:line-break/>Ich kann nicht verlieren, nur gewinnen...<text:line-break/>Weiß, dass alles, wozu ich bereit bin zu kämpfen, am Ende...<text:line-break/>Auch weiterhin gelingt..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8T02:23:01.10</meta:creation-date>
    <dc:date>2025-11-08T02:44:44.61</dc:date>
    <meta:editing-duration>PT7M5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4" meta:paragraph-count="53" meta:word-count="556" meta:character-count="3723"/>
  </office:meta>
</office:document-meta>
</file>